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gh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 ID</text:p>
          </table:table-cell>
          <table:table-cell office:value-type="string" calcext:value-type="string">
            <text:p>Skill 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3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9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10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11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ST-01-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ST-01-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ST-01-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ST-01-0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ST-01-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T-02-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2-018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2-018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2-018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20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20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20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ST-02-0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ST-03-0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ST-03-0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ST-03-0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ST-03-0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ST-03-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ST-04-033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ST-04-033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ST-04-033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ST-04-0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ST-05-0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ST-05-041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ST-05-041b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ST-05-041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ST-05-0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ST-05-0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ST-05-0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ST-05-0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ST-05-0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ST-05-0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ST-06-0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ST-06-0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ST-06-0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ST-06-0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ST-06-0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ST-06-0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ST-07-058</text:p>
          </table:table-cell>
        </table:table-row>
      </table:table>
      <table:table table:name="Require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 ID</text:p>
          </table:table-cell>
          <table:table-cell office:value-type="string" calcext:value-type="string">
            <text:p>Skill I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T-01-002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ST-01-003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ST-01-005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ST-01-002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ST-01-005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1-005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T-02-0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18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18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T-02-018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ST-02-020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ST-02-020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ST-02-020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ST-01-001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ST-01-001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ST-01-001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ST-03-0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ST-03-0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ST-03-0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ST-02-020b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ST-02-0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ST-03-0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ST-04-033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ST-05-0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ST-05-0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ST-05-041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ST-01-010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ST-05-0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ST-05-041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ST-05-0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ST-01-009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ST-05-0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ST-05-0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ST-01-0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ST-01-005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3-06T13:54:10.359000000</meta:creation-date>
    <dc:date>2025-04-06T08:50:42.916080413</dc:date>
    <meta:editing-duration>PT1H12M1S</meta:editing-duration>
    <meta:editing-cycles>8</meta:editing-cycles>
    <meta:generator>LibreOffice/6.4.7.2$Linux_X86_64 LibreOffice_project/40$Build-2</meta:generator>
    <meta:document-statistic meta:table-count="2" meta:cell-count="270" meta:object-count="0"/>
  </office:meta>
</office:document-meta>
</file>